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
      <text:p text:style-name="P6">OdtReaderDocxBackend::elementOfficeBody OdtReaderDocxBackend.cpp 74<text:s text:c="2"/></text:p>
      <text:p text:style-name="P6">OdfReader::readElementOfficeBody <text:s text:c="13"/>OdfReader.cpp <text:s text:c="17"/>288<text:s/></text:p>
      <text:p text:style-name="P6">OdfReader::readContent <text:s text:c="28"/>OdfReader.cpp <text:s text:c="18"/>187<text:s/></text:p>
      <text:p text:style-name="P6">DocxExport::convert <text:s text:c="34"/>DocxExport.cpp <text:s text:c="17"/>126<text:s/></text:p>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96</meta:editing-cycles>
    <dc:date>2021-12-16T21:28:08</dc:date>
    <meta:creation-date>2008-08-22T11:41:04</meta:creation-date>
  </office:meta>
</office:document-meta>
</file>